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e8b" officeooo:paragraph-rsid="001e5e8b"/>
    </style:style>
    <style:style style:name="P2" style:family="paragraph" style:parent-style-name="Standard">
      <style:paragraph-properties fo:text-align="center" style:justify-single-word="false"/>
      <style:text-properties officeooo:rsid="001eec33" officeooo:paragraph-rsid="001eec33"/>
    </style:style>
    <style:style style:name="P3" style:family="paragraph" style:parent-style-name="Standard">
      <style:paragraph-properties fo:text-align="center" style:justify-single-word="false"/>
      <style:text-properties officeooo:rsid="002063c1" officeooo:paragraph-rsid="002063c1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63c1" officeooo:paragraph-rsid="002063c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2191a1" officeooo:paragraph-rsid="002191a1"/>
    </style:style>
    <style:style style:name="T1" style:family="text">
      <style:text-properties officeooo:rsid="002191a1"/>
    </style:style>
    <style:style style:name="T2" style:family="text">
      <style:text-properties officeooo:rsid="00238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ut pas que ya une interface graphique</text:p>
      <text:p text:style-name="P1"/>
      <text:p text:style-name="P1"/>
      <text:p text:style-name="P1">Bataille navale</text:p>
      <text:p text:style-name="P1"/>
      <text:p text:style-name="P1">Snake</text:p>
      <text:p text:style-name="P1"/>
      <text:p text:style-name="P1">autoclicker</text:p>
      <text:p text:style-name="P1"/>
      <text:p text:style-name="P1">traducteur ?</text:p>
      <text:p text:style-name="P1"/>
      <text:p text:style-name="P2">Tetris</text:p>
      <text:p text:style-name="P2"/>
      <text:p text:style-name="P2">mot_croisés</text:p>
      <text:p text:style-name="P2"/>
      <text:p text:style-name="P3">PONG</text:p>
      <text:p text:style-name="P3"/>
      <text:p text:style-name="P4">Puissance 4</text:p>
      <text:p text:style-name="P3"/>
      <text:p text:style-name="P3"><text:s/><text:span text:style-name="T2">7 </text:span>longueur, <text:span text:style-name="T2">6</text:span> de hauteur</text:p>
      <text:p text:style-name="P3"><text:line-break/><text:span text:style-name="T1">tableau vide= que des 1</text:span></text:p>
      <text:p text:style-name="P5">joueur 1 = 0 </text:p>
      <text:p text:style-name="P5">joueur 2 = @</text:p>
      <text:p text:style-name="P3"/>
      <text:p text:style-name="P3"/>
      <text:p text:style-name="P3">tableau avec des 0 et des 1 (et qui se place <text:span text:style-name="T1">en bas de la colonne quand il y a des 0.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0:39:18.460000000</meta:creation-date>
    <dc:date>2023-01-05T11:25:31.370000000</dc:date>
    <meta:editing-duration>PT2H29M46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4" meta:word-count="58" meta:character-count="273" meta:non-whitespace-character-count="226"/>
  </office:meta>
</office:document-meta>
</file>